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MMono10-Regular" svg:font-family="LMMono10-Regular"/>
    <style:font-face style:name="LMRoman10-Regular" svg:font-family="LMRoman10-Regular"/>
    <style:font-face style:name="OpenSymbol" svg:font-family="OpenSymbol"/>
    <style:font-face style:name="Times New Roman1" svg:font-family="'Times New Roman'" style:font-family-generic="roman"/>
    <style:font-face style:name="LMMathItalic10-Regular" svg:font-family="LMMathItalic10-Regular" style:font-family-generic="script"/>
    <style:font-face style:name="LMRoman10-Italic" svg:font-family="LMRoman10-Italic" style:font-family-generic="scrip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pt" style:font-size-asian="10pt" style:font-size-complex="10pt"/>
    </style:style>
    <style:style style:name="P2" style:family="paragraph" style:parent-style-name="Standard">
      <style:paragraph-properties style:text-autospace="none"/>
      <style:text-properties style:font-name="Times New Roman" fo:font-size="10pt" style:font-size-asian="10pt" style:font-size-complex="10pt"/>
    </style:style>
    <style:style style:name="P3" style:family="paragraph" style:parent-style-name="Standard">
      <style:paragraph-properties fo:text-align="start" style:justify-single-word="false" style:text-autospace="none"/>
      <style:text-properties style:font-name="Times New Roman" fo:font-size="10pt" style:font-name-asian="LMRoman10-Regular" style:font-size-asian="10pt" style:font-name-complex="LMRoman10-Regular" style:font-size-complex="10pt"/>
    </style:style>
    <style:style style:name="P4" style:family="paragraph" style:parent-style-name="Standard">
      <style:paragraph-properties style:text-autospace="none"/>
      <style:text-properties style:font-name="Times New Roman" fo:font-size="10pt" style:font-name-asian="LMRoman10-Regular" style:font-size-asian="10pt" style:font-name-complex="LMRoman10-Regular" style:font-size-complex="10pt"/>
    </style:style>
    <style:style style:name="P5" style:family="paragraph" style:parent-style-name="Standard">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6" style:family="paragraph" style:parent-style-name="Standard">
      <style:paragraph-properties fo:text-align="justify" style:justify-single-word="false"/>
      <style:text-properties style:font-name="Times New Roman" fo:font-size="10pt"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font-name="Times New Roman"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Times New Roman" fo:font-size="10pt" style:text-underline-style="none"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text-position="0% 100%" style:font-name="Times New Roman" fo:font-size="10pt" fo:font-weight="normal" style:font-size-asian="10pt" style:font-weight-asian="normal" style:font-size-complex="10pt" style:font-weight-complex="normal"/>
    </style:style>
    <style:style style:name="P12" style:family="paragraph" style:parent-style-name="Standard">
      <style:paragraph-properties fo:text-align="justify" style:justify-single-word="false" style:text-autospace="none"/>
      <style:text-properties style:text-position="0% 100%" style:font-name="Times New Roman" fo:font-size="10pt" fo:font-weight="normal"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text-position="0% 100%" style:font-name="Times New Roman" fo:font-size="10pt" fo:font-weight="normal" style:font-name-asian="LMRoman10-Regular" style:font-size-asian="10pt" style:font-weight-asian="normal" style:font-name-complex="LMRoman10-Regular" style:font-size-complex="10pt" style:font-weight-complex="normal"/>
    </style:style>
    <style:style style:name="P14" style:family="paragraph" style:parent-style-name="Standard">
      <style:paragraph-properties fo:text-align="justify" style:justify-single-word="false" style:text-autospace="none"/>
      <style:text-properties style:text-position="0% 100%" style:font-name="Times New Roman" fo:font-size="10pt" fo:font-weight="normal" style:font-name-asian="LMRoman10-Regular" style:font-size-asian="10pt" style:font-weight-asian="normal" style:font-name-complex="LMRoman10-Regular" style:font-size-complex="10pt" style:font-weight-complex="normal"/>
    </style:style>
    <style:style style:name="P15" style:family="paragraph" style:parent-style-name="Standard">
      <style:paragraph-properties fo:text-align="justify" style:justify-single-word="false"/>
      <style:text-properties style:text-position="0% 100%" style:font-name="Times New Roman" fo:font-size="10pt" fo:font-weight="bold" style:font-size-asian="10pt" style:font-weight-asian="bold" style:font-size-complex="10pt" style:font-weight-complex="bold"/>
    </style:style>
    <style:style style:name="P16" style:family="paragraph" style:parent-style-name="Standard">
      <style:paragraph-properties fo:text-align="justify" style:justify-single-word="false"/>
      <style:text-properties style:text-position="0% 100%"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text-position="0% 100%" style:font-name="Times New Roman1" fo:font-size="12pt" fo:font-weight="normal"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color="#579d1c" style:text-position="0% 100%" style:font-name="Times New Roman" fo:font-size="10pt"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color="#579d1c" style:text-position="0% 100%" style:font-name="Times New Roman1" fo:font-size="12pt" fo:font-weight="normal" style:font-size-asian="12pt" style:font-weight-asian="normal" style:font-size-complex="12pt" style:font-weight-complex="normal"/>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color="#800000" style:text-position="0% 100%" style:font-name="Times New Roman" fo:font-size="10pt" fo:font-weight="normal"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fo:color="#990000" style:font-name="Times New Roman" fo:font-size="10pt" fo:font-weight="normal"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fo:color="#990000" style:font-name="Times New Roman" fo:font-size="10pt" fo:font-weight="bold" style:font-size-asian="10pt" style:font-weight-asian="bold" style:font-size-complex="10pt" style:font-weight-complex="bold"/>
    </style:style>
    <style:style style:name="P25" style:family="paragraph" style:parent-style-name="Standard">
      <style:paragraph-properties fo:text-align="start" style:justify-single-word="false" style:text-autospace="none"/>
      <style:text-properties fo:color="#990000" style:font-name="Times New Roman" fo:font-size="10pt" style:font-name-asian="LMRoman10-Regular" style:font-size-asian="10pt" style:font-name-complex="LMRoman10-Regular" style:font-size-complex="10pt"/>
    </style:style>
    <style:style style:name="P26" style:family="paragraph" style:parent-style-name="Standard">
      <style:paragraph-properties style:text-autospace="none"/>
      <style:text-properties fo:color="#990000" style:font-name="Times New Roman" fo:font-size="10pt" style:font-name-asian="LMRoman10-Regular" style:font-size-asian="10pt" style:font-name-complex="LMRoman10-Regular" style:font-size-complex="10pt"/>
    </style:style>
    <style:style style:name="P27" style:family="paragraph" style:parent-style-name="Standard">
      <style:paragraph-properties fo:text-align="justify" style:justify-single-word="false"/>
      <style:text-properties fo:color="#990000" style:text-position="0% 100%" style:font-name="Times New Roman" fo:font-size="10pt" fo:font-weight="normal"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fo:color="#000000" style:font-name="Times New Roman" fo:font-size="10pt" fo:font-weight="normal" style:font-size-asian="10pt" style:font-weight-asian="normal" style:font-size-complex="10pt" style:font-weight-complex="normal"/>
    </style:style>
    <style:style style:name="P29" style:family="paragraph" style:parent-style-name="Standard" style:list-style-name="L1">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30" style:family="paragraph" style:parent-style-name="Standard" style:list-style-name="L2">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31" style:family="paragraph" style:parent-style-name="Standard" style:list-style-name="L3">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32" style:family="paragraph" style:parent-style-name="Standard" style:list-style-name="L4">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33" style:family="paragraph" style:parent-style-name="Standard" style:list-style-name="L5">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34" style:family="paragraph" style:parent-style-name="Standard" style:list-style-name="L6">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35" style:family="paragraph" style:parent-style-name="Standard" style:list-style-name="L9">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36" style:family="paragraph" style:parent-style-name="Standard" style:list-style-name="L3">
      <style:paragraph-properties fo:text-align="justify" style:justify-single-word="false"/>
      <style:text-properties style:font-name="Times New Roman" fo:font-size="10pt" style:font-size-asian="10pt" style:font-size-complex="10pt"/>
    </style:style>
    <style:style style:name="P37" style:family="paragraph" style:parent-style-name="Standard" style:list-style-name="L4">
      <style:paragraph-properties fo:text-align="justify" style:justify-single-word="false"/>
      <style:text-properties style:font-name="Times New Roman" fo:font-size="10pt" style:font-size-asian="10pt" style:font-size-complex="10pt"/>
    </style:style>
    <style:style style:name="P38" style:family="paragraph" style:parent-style-name="Standard" style:list-style-name="L7">
      <style:paragraph-properties fo:text-align="justify" style:justify-single-word="false"/>
      <style:text-properties style:font-name="Times New Roman" fo:font-size="10pt" fo:font-weight="bold" style:font-size-asian="10pt" style:font-weight-asian="bold" style:font-size-complex="10pt" style:font-weight-complex="bold"/>
    </style:style>
    <style:style style:name="P39" style:family="paragraph" style:parent-style-name="Standard" style:list-style-name="L8">
      <style:paragraph-properties fo:text-align="justify" style:justify-single-word="false"/>
      <style:text-properties style:text-position="0% 100%" style:font-name="Times New Roman" fo:font-size="10pt" fo:font-weight="bold" style:font-size-asian="10pt" style:font-weight-asian="bold" style:font-size-complex="10pt" style:font-weight-complex="bold"/>
    </style:style>
    <style:style style:name="P40" style:family="paragraph" style:parent-style-name="Standard" style:list-style-name="L9">
      <style:paragraph-properties fo:text-align="justify" style:justify-single-word="false"/>
      <style:text-properties style:text-position="0% 100%" style:font-name="Times New Roman"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name="Times New Roman" fo:font-size="10pt" style:font-size-asian="10pt" style:font-size-complex="10pt"/>
    </style:style>
    <style:style style:name="T4" style:family="text">
      <style:text-properties style:font-name="Times New Roman" fo:font-size="10pt" fo:font-weight="normal" style:font-size-asian="10pt" style:font-weight-asian="normal" style:font-size-complex="10pt" style:font-weight-complex="normal"/>
    </style:style>
    <style:style style:name="T5" style:family="text">
      <style:text-properties style:font-name="Times New Roman" fo:font-size="10pt" style:text-underline-style="solid" style:text-underline-width="auto" style:text-underline-color="font-color" fo:font-weight="normal" style:font-size-asian="10pt" style:font-weight-asian="normal" style:font-size-complex="10pt" style:font-weight-complex="normal"/>
    </style:style>
    <style:style style:name="T6" style:family="text">
      <style:text-properties fo:font-weight="normal" style:font-weight-asian="normal" style:font-weight-complex="normal"/>
    </style:style>
    <style:style style:name="T7" style:family="text">
      <style:text-properties fo:font-weight="normal" style:font-name-asian="LMRoman10-Regular" style:font-weight-asian="normal" style:font-name-complex="LMRoman10-Regular" style:font-weight-complex="normal"/>
    </style:style>
    <style:style style:name="T8" style:family="text">
      <style:text-properties fo:font-variant="normal" fo:text-transform="none" fo:color="#000000" fo:letter-spacing="normal" fo:font-style="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italic" style:font-name-asian="LMRoman10-Italic" style:font-style-asian="italic" style:font-name-complex="LMRoman10-Italic" style:font-style-complex="italic"/>
    </style:style>
    <style:style style:name="T14" style:family="text">
      <style:text-properties fo:font-style="italic" style:font-name-asian="LMMathItalic10-Regular" style:font-style-asian="italic" style:font-name-complex="LMMathItalic10-Regular" style:font-style-complex="italic"/>
    </style:style>
    <style:style style:name="T15" style:family="text">
      <style:text-properties style:text-position="sub 58%"/>
    </style:style>
    <style:style style:name="T16" style:family="text">
      <style:text-properties style:text-position="super 58%"/>
    </style:style>
    <style:style style:name="T17" style:family="text">
      <style:text-properties style:text-position="0% 100%"/>
    </style:style>
    <style:style style:name="T18" style:family="text">
      <style:text-properties fo:font-size="10pt" style:font-size-asian="10pt" style:font-size-complex="10pt"/>
    </style:style>
    <style:style style:name="T19" style:family="text">
      <style:text-properties style:text-underline-style="none"/>
    </style:style>
    <style:style style:name="T20" style:family="text">
      <style:text-properties style:font-name-asian="LMRoman10-Regular" style:font-name-complex="LMRoman10-Regular"/>
    </style:style>
    <style:style style:name="T21" style:family="text">
      <style:text-properties style:font-name-asian="LMMono10-Regular" style:font-name-complex="LMMono10-Regular"/>
    </style:style>
    <style:style style:name="T22" style:family="text">
      <style:text-properties fo:color="#990000" style:font-name="Times New Roman" fo:font-size="10pt" style:font-size-asian="10pt" style:font-size-complex="10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éLP 26 - Régimes transitoires</text:p>
      <text:p text:style-name="P5"><text:s/></text:p>
      <text:p text:style-name="P7"><text:span text:style-name="T2">Niveau:</text:span><text:span text:style-name="T19"> L2</text:span></text:p>
      <text:p text:style-name="P8">Possible élement imposé:</text:p>
      <text:list xml:id="list6986480273935971092" text:style-name="L1">
        <text:list-item>
          <text:p text:style-name="P29">photodiode</text:p>
        </text:list-item>
        <text:list-item>
          <text:p text:style-name="P29">chute libre (possible de faire l'analogie avec le RC 1e ordre)</text:p>
        </text:list-item>
        <text:list-item>
          <text:p text:style-name="P29">en thermique (on peut faire remonter au temps caractéristique avec la barre de cuivre) </text:p>
        </text:list-item>
        <text:list-item>
          <text:p text:style-name="P29">en diff de particule, mécanique, élec</text:p>
        </text:list-item>
      </text:list>
      <text:p text:style-name="P8">Expérience – Animations:</text:p>
      <text:p text:style-name="P9">KmnO4, circuit RC, RLC, détermination temps caractéristique régime transitoire</text:p>
      <text:p text:style-name="P18"><text:a xlink:type="simple" xlink:href="http://www.sciences.univ-nantes.fr/sites/genevieve_tulloue/Elec/Transitoire/chargeRC_TS.php" text:style-name="Internet_20_link" text:visited-style-name="Visited_20_Internet_20_Link"><text:span text:style-name="T3">http://www.sciences.univ-nantes.fr/sites/genevieve_tulloue/Elec/Transitoire/chargeRC_TS.php</text:span></text:a><text:span text:style-name="T3"> <text:line-break/></text:span><text:a xlink:type="simple" xlink:href="https://www.sciences.univ-nantes.fr/sites/genevieve_tulloue/Elec/Alternatif/transfert2RLC.php" text:style-name="Internet_20_link" text:visited-style-name="Visited_20_Internet_20_Link"><text:span text:style-name="T3">https://www.sciences.univ-nantes.fr/sites/genevieve_tulloue/Elec/Alternatif/transfert2RLC.php</text:span></text:a></text:p>
      <text:p text:style-name="P18"><text:a xlink:type="simple" xlink:href="https://www.circuitlab.com/" text:style-name="Internet_20_link" text:visited-style-name="Visited_20_Internet_20_Link"><text:span text:style-name="T3">https://www.circuitlab.com/</text:span></text:a><text:span text:style-name="T3"> </text:span></text:p>
      <text:p text:style-name="P7"/>
      <text:p text:style-name="P7"><text:span text:style-name="T2">Prérequis</text:span>:</text:p>
      <text:list xml:id="list45588616539655188" text:style-name="L2">
        <text:list-item>
          <text:p text:style-name="P30">Electrocinétique: dipôles linéaires R, L et C, relation courant et tension, comportement aux limites, loi de Kirchoff (L1, L2)</text:p>
        </text:list-item>
        <text:list-item>
          <text:p text:style-name="P30">Mécanique du point: PFD, force de frottements fluides (L1)</text:p>
        </text:list-item>
        <text:list-item>
          <text:p text:style-name="P30">Coordonnées cylindriques (L1)</text:p>
        </text:list-item>
        <text:list-item>
          <text:p text:style-name="P30">Diffusion de particule (L2)</text:p>
        </text:list-item>
        <text:list-item>
          <text:p text:style-name="P30">Résolution d'équations différentielles (L1)</text:p>
        </text:list-item>
        <text:list-item>
          <text:p text:style-name="P30">Analyse dimensionnelle (L1)</text:p>
        </text:list-item>
      </text:list>
      <text:p text:style-name="P7"/>
      <text:p text:style-name="P21"><text:span text:style-name="T5">Biblio</text:span><text:span text:style-name="T4">:</text:span></text:p>
      <text:list xml:id="list7726748196234970393" text:style-name="L3">
        <text:list-item>
          <text:p text:style-name="P31">Duffait Capes</text:p>
        </text:list-item>
        <text:list-item>
          <text:p text:style-name="P36"><text:span text:style-name="T6">Duffait, </text:span>Expériences d’électronique Agrégation de Sciences Physiques</text:p>
        </text:list-item>
        <text:list-item>
          <text:p text:style-name="P31">Taillet, Dico physique</text:p>
        </text:list-item>
      </text:list>
      <text:p text:style-name="P7"/>
      <text:p text:style-name="P7"><text:span text:style-name="T2">Intro pédagogique</text:span>:</text:p>
      <text:p text:style-name="P7">On se place dans la partie Signaux du programme BCPST, en 2ème année.</text:p>
      <text:p text:style-name="P7">Notion à cheval entre deux années car en L1: régime transitoire 1e ordre et L2: diffusion +RLC</text:p>
      <text:p text:style-name="P7">Cours vient après cours d'élec où on a vu les dipôles linéaires et les relations courant-tension qui les liaient. On a vu le comportement de ces dipôles en régime permanent.</text:p>
      <text:p text:style-name="P7">Plusieurs domaines abordés et analogie entre les différents domaines, cours permettant de faire un parallèle entre plusieurs domaines de la physique.</text:p>
      <text:p text:style-name="P7"><text:span text:style-name="T2">Difficultés:</text:span> </text:p>
      <text:list xml:id="list7526380086451790127" text:style-name="L4">
        <text:list-item>
          <text:p text:style-name="P32">résolution équation différentielle</text:p>
        </text:list-item>
        <text:list-item>
          <text:p text:style-name="P37"><text:span text:style-name="T7">cas du régime sinusoïdal permanent, il faut que l’élève comprenne qu’on peut être en régime permanent </text:span><text:span text:style-name="T20">et malgré tout varier dans le temps</text:span></text:p>
        </text:list-item>
      </text:list>
      <text:p text:style-name="P7"><text:span text:style-name="T2">TD:</text:span> chute d'une bille, mise en équation d'autres circuits élec </text:p>
      <text:p text:style-name="P7"><text:span text:style-name="T2">Étude doc</text:span><text:span text:style-name="T19">: </text:span>amortisseur de voiture: régime transitoire lorsque l'on passe sur un dos d'âne</text:p>
      <text:p text:style-name="P7"><text:span text:style-name="T2">TP:</text:span> </text:p>
      <text:list xml:id="list3521961369597301652" text:style-name="L5">
        <text:list-item>
          <text:p text:style-name="P33">système masse/ressort avec frottements</text:p>
        </text:list-item>
        <text:list-item>
          <text:p text:style-name="P33">pendule amorti</text:p>
        </text:list-item>
        <text:list-item>
          <text:p text:style-name="P33">autres circuits (RL …) avec détermination de grandeurs caractéristiques du régime transitoires</text:p>
        </text:list-item>
      </text:list>
      <text:p text:style-name="P6"/>
      <text:p text:style-name="P6"><text:tab/>Introduction</text:p>
      <text:p text:style-name="P6"/>
      <text:p text:style-name="P7">Modification d'un système à l'équilibre ou en régime permanent → évolution jusqu'à un nouvel état.</text:p>
      <text:p text:style-name="P1"><text:span text:style-name="T6">Dans la vie de tous les jours: lorsqu'on allume le chauffage la pièce n'est pas instantanément réchauffée, </text:span><text:span text:style-name="T9">allumage d’une lampe, </text:span><text:span text:style-name="T10">lampe basse consommation, régime transitoire entre régime permanent éteint et régime permanent allumé.</text:span></text:p>
      <text:p text:style-name="P6"><text:span text:style-name="T11">Régime transitoire</text:span>: évolution temporelle d'un système entre 2 régimes permanents</text:p>
      <text:p text:style-name="P7"><text:span text:style-name="T8">Un régime transitoire peut être caractérisé par différents paramètres selon sa nature : un temps de relaxation, un taux d’amortissement ou encore un facteur de qualité. Cette leçon aura donc pour objectif de mettre en avant des régimes transitoires de nature différente en insistant sur les paramètres qui permettent de les caractériser.</text:span> </text:p>
      <text:p text:style-name="P7"/>
      <text:p text:style-name="P7"><text:span text:style-name="T2">Objectifs</text:span>:</text:p>
      <text:list xml:id="list2701251965326360049" text:style-name="L6">
        <text:list-item>
          <text:p text:style-name="P34">Comprendre la notion de régime transitoire</text:p>
        </text:list-item>
        <text:list-item>
          <text:p text:style-name="P34">Être capable d'extraire un temps caractéristique</text:p>
        </text:list-item>
        <text:list-item>
          <text:p text:style-name="P34">Mettre en équation les régimes transitoires</text:p>
        </text:list-item>
      </text:list>
      <text:p text:style-name="P7"><text:soft-page-break/></text:p>
      <text:p text:style-name="P7"/>
      <text:list xml:id="list3140736798995734898" text:style-name="L7">
        <text:list-item>
          <text:list>
            <text:list-item>
              <text:list>
                <text:list-item>
                  <text:p text:style-name="P38">Régimes transitoires du premier ordre</text:p>
                  <text:p text:style-name="P38">A. Notion de temps de réponse</text:p>
                </text:list-item>
              </text:list>
            </text:list-item>
          </text:list>
        </text:list-item>
      </text:list>
      <text:p text:style-name="P7"/>
      <text:p text:style-name="P7"><text:span text:style-name="T11">Temps de réponse</text:span> (ou de relaxation): ordre de grandeur du temps nécessaire au système pour atteindre l’état d’équilibre soit le régime permanent. </text:p>
      <text:p text:style-name="P7"/>
      <text:p text:style-name="P7">Si on prend l'exemple de la diffusion de matière que vous avez déjà vu:</text:p>
      <text:p text:style-name="P24">vidéo youtube ou expérience introductive KMnO<text:span text:style-name="T15">4</text:span> (2 béchers, 1 homogène et 1 à faire) </text:p>
      <text:p text:style-name="P18"><text:a xlink:type="simple" xlink:href="https://www.youtube.com/watch?v=YLlGkHK_LT4" text:style-name="Internet_20_link" text:visited-style-name="Visited_20_Internet_20_Link"><text:span text:style-name="T3">https://www.youtube.com/watch?v=YLlGkHK_LT4</text:span></text:a><text:span text:style-name="T3"> </text:span></text:p>
      <text:p text:style-name="P7">L'équation de diffusion: <draw:frame draw:style-name="fr1" draw:name="Objet1" text:anchor-type="as-char" svg:y="-0.681cm" svg:width="2.249cm" svg:height="1.118cm" draw:z-index="0"><draw:object xlink:href="./Object 1" xlink:type="simple" xlink:show="embed" xlink:actuate="onLoad"/><draw:image xlink:href="./ObjectReplacements/Object 1" xlink:type="simple" xlink:show="embed" xlink:actuate="onLoad"/><svg:desc>formule</svg:desc></draw:frame></text:p>
      <text:p text:style-name="P7">Si on raisonne en ordre de grandeur: <draw:frame draw:style-name="fr1" draw:name="Objet2" text:anchor-type="as-char" svg:y="-0.621cm" svg:width="2.302cm" svg:height="1.06cm" draw:z-index="11"><draw:object xlink:href="./Object 2" xlink:type="simple" xlink:show="embed" xlink:actuate="onLoad"/><draw:image xlink:href="./ObjectReplacements/Object 2" xlink:type="simple" xlink:show="embed" xlink:actuate="onLoad"/></draw:frame>soit τ= L<text:span text:style-name="T16">2</text:span>/D</text:p>
      <text:p text:style-name="P7">Application: Diffusion de KMnO<text:span text:style-name="T15">4 </text:span></text:p>
      <text:p text:style-name="P7">D = <text:s/>7,0.10<text:span text:style-name="T16">-10</text:span> m².s<text:span text:style-name="T16">-1</text:span><text:span text:style-name="T17">, L~5cm, → <text:s/>τ = énorme</text:span></text:p>
      <text:p text:style-name="P11">→ Phénomène très lent</text:p>
      <text:p text:style-name="P11"/>
      <text:p text:style-name="P11"><text:span text:style-name="T12">Transition</text:span>: On obtient seulement un ODG, car la résolution de l'équation n'est pas faisable. On va alors s'intéresser à un régime transitoire dans un circuit électrique simple, le circuit RC.</text:p>
      <text:p text:style-name="P11"/>
      <text:p text:style-name="P11"><text:tab/><text:tab/><text:span text:style-name="T1">B. Etude du circuit RC</text:span></text:p>
      <text:p text:style-name="P11">Slide Schéma circuit </text:p>
      <text:p text:style-name="P22">Exp: Duffait électronique p142, Circuit RC avec Ecréneau (Vp=2V, f=100Hz, offset de 1V)</text:p>
      <text:p text:style-name="P22">On regarde réponse à une perturbation: changement brutal de tension</text:p>
      <text:p text:style-name="P16"><text:a xlink:type="simple" xlink:href="http://www.sciences.univ-nantes.fr/sites/genevieve_tulloue/Elec/Transitoire/Condensateur_flash.php?typanim=Flash" text:style-name="Internet_20_link" text:visited-style-name="Visited_20_Internet_20_Link"><text:span text:style-name="T18">http://www.sciences.univ-nantes.fr/sites/genevieve_tulloue/Elec/Transitoire/Condensateur_flash.php?typanim=Flash</text:span></text:a><text:span text:style-name="T18"> visualisation du phénomène</text:span></text:p>
      <text:p text:style-name="P13">Lorsqu’un sytème est soumis à une perturbation, on l’écarte de sa position d’équilibre. Il retourne à une nouvelle</text:p>
      <text:p text:style-name="P3">position d’équilibre, mais cette évolution prend un certain temps. Prenons le cas d’un circuit RC soumis à un échelon</text:p>
      <text:p text:style-name="P2"><text:span text:style-name="T20">de tension à </text:span><text:span text:style-name="T14">t </text:span><text:span text:style-name="T20">= 0. On perturbe le système et on va voir comment ce dernier réagit.</text:span></text:p>
      <text:p text:style-name="P11">Exp: Montrer une charge de condensateur.</text:p>
      <text:p text:style-name="P11">Essayons de voir si on peut prévoir théoriquement ce phénomène.</text:p>
      <text:p text:style-name="P11"/>
      <text:p text:style-name="P11">Mise en équation:</text:p>
      <text:p text:style-name="P11">Loi des mailles: <draw:frame draw:style-name="fr1" draw:name="Objet3" text:anchor-type="as-char" svg:y="-0.619cm" svg:width="3.47cm" svg:height="0.998cm" draw:z-index="1"><draw:object xlink:href="./Object 3" xlink:type="simple" xlink:show="embed" xlink:actuate="onLoad"/><draw:image xlink:href="./ObjectReplacements/Object 3" xlink:type="simple" xlink:show="embed" xlink:actuate="onLoad"/><svg:desc>formule</svg:desc></draw:frame></text:p>
      <text:p text:style-name="P11">Solution: uc = E(1-e<text:span text:style-name="T16">-t/τ</text:span>) avec τ =RC le temps caractéristique du régime transitoire </text:p>
      <text:p text:style-name="P13">On peut alors essayer de modéliser la courbe que nous avons obtenu avec une équation de la forme trouvée :</text:p>
      <text:p text:style-name="P3"><text:span text:style-name="T21">A*(1-exp(-(t-</text:span><text:span text:style-name="T21">t)/</text:span><text:span text:style-name="T21">)</text:span>. </text:p>
      <text:p text:style-name="P25">Exp:Relever le temps caractéristique. Comparaison entre valeur attendue (LC-mètre) et valeur</text:p>
      <text:p text:style-name="P26">expérimentale.</text:p>
      <text:p text:style-name="P27">On mesure uc sur Latispro, R=10kΩ et C=0,1μF (mesurée au RLC-mètre)</text:p>
      <text:p text:style-name="P27">→ uc ( τ) = 0,63E → mesure de <text:s/>τ comparaison avec <text:s/>τ théorique</text:p>
      <text:p text:style-name="P27">3 déterminations possibles: modèle, point particulier, tangente à l'origine</text:p>
      <text:p text:style-name="P17"><text:a xlink:type="simple" xlink:href="https://www.geogebra.org/m/wHGUDPPS" text:style-name="Internet_20_link" text:visited-style-name="Visited_20_Internet_20_Link"><text:span text:style-name="T3">https://www.geogebra.org/m/wHGUDPPS</text:span></text:a><text:span text:style-name="T3"> </text:span></text:p>
      <text:p text:style-name="P11"/>
      <text:p text:style-name="P11"><text:span text:style-name="T12">Transition</text:span>: On aurait le même type de régime avec une bobine. Et si on met bobine + condensateur? C'est un cas plus complexe que l'on va étudier.</text:p>
      <text:p text:style-name="P15"/>
      <text:list xml:id="list7146057929990509078" text:style-name="L8">
        <text:list-item>
          <text:list>
            <text:list-item>
              <text:list>
                <text:list-item>
                  <text:p text:style-name="P39">Régime transitoire du second ordre</text:p>
                  <text:p text:style-name="P39">A. Étude électrocinétique</text:p>
                </text:list-item>
              </text:list>
            </text:list-item>
          </text:list>
        </text:list-item>
      </text:list>
      <text:p text:style-name="P11">Slide Schéma RLC </text:p>
      <text:p text:style-name="P17"><text:a xlink:type="simple" xlink:href="https://www.geogebra.org/m/fPbFPH6z" text:style-name="Internet_20_link" text:visited-style-name="Visited_20_Internet_20_Link"><text:span text:style-name="T3">https://www.geogebra.org/m/fPbFPH6z</text:span></text:a><text:span text:style-name="T3"> </text:span></text:p>
      <text:p text:style-name="P17"><text:a xlink:type="simple" xlink:href="https://www.circuitlab.com/editor/#wt3nym" text:style-name="Internet_20_link" text:visited-style-name="Visited_20_Internet_20_Link"><text:span text:style-name="T3">https://www.circuitlab.com/editor/#wt3nym</text:span></text:a></text:p>
      <text:p text:style-name="P27">exp : Ecréneau (même condition), on va faire varier R, montrer différents comportements</text:p>
      <text:p text:style-name="P11">R=0à5000Ω, C=100nF et L=0,1mH</text:p>
      <text:p text:style-name="P11"/>
      <text:p text:style-name="P11">L’amortissement est d’autant plus important que la résistance est forte. Pour quantifier cet amortissement, on utilise le facteur de qualité. </text:p>
      <text:p text:style-name="P11"/>
      <text:p text:style-name="P11"><text:soft-page-break/></text:p>
      <text:p text:style-name="P11">Mise en équation:</text:p>
      <text:p text:style-name="P11">Loi des mailles: <draw:frame draw:style-name="fr1" draw:name="Objet6" text:anchor-type="as-char" svg:y="-0.681cm" svg:width="4.727cm" svg:height="1.12cm" draw:z-index="2"><draw:object xlink:href="./Object 4" xlink:type="simple" xlink:show="embed" xlink:actuate="onLoad"/><draw:image xlink:href="./ObjectReplacements/Object 4" xlink:type="simple" xlink:show="embed" xlink:actuate="onLoad"/><svg:desc>formule</svg:desc></draw:frame>faire sur décharge est plus simple expérimentalement d'après les anciennes leçons</text:p>
      <text:p text:style-name="P11">Résolution:</text:p>
      <text:p text:style-name="P27">On détaille seulement les cas pseudo périodique , les autres sur slide.</text:p>
      <text:p text:style-name="P11"/>
      <text:p text:style-name="P7">Forme canonique: <draw:frame draw:style-name="fr1" draw:name="Objet7" text:anchor-type="as-char" svg:y="-0.619cm" svg:width="3.51cm" svg:height="0.998cm" draw:z-index="3"><draw:object xlink:href="./Object 5" xlink:type="simple" xlink:show="embed" xlink:actuate="onLoad"/><draw:image xlink:href="./ObjectReplacements/Object 5" xlink:type="simple" xlink:show="embed" xlink:actuate="onLoad"/><svg:desc>formule</svg:desc></draw:frame></text:p>
      <text:p text:style-name="P7">Equation caractéristique:<draw:frame draw:style-name="fr1" draw:name="Objet8" text:anchor-type="as-char" svg:y="-0.619cm" svg:width="3.311cm" svg:height="0.998cm" draw:z-index="4"><draw:object xlink:href="./Object 6" xlink:type="simple" xlink:show="embed" xlink:actuate="onLoad"/><draw:image xlink:href="./ObjectReplacements/Object 6" xlink:type="simple" xlink:show="embed" xlink:actuate="onLoad"/><svg:desc>formule</svg:desc></draw:frame>→ <draw:frame draw:style-name="fr1" draw:name="Objet9" text:anchor-type="as-char" svg:y="-0.619cm" svg:width="3.433cm" svg:height="1.058cm" draw:z-index="5"><draw:object xlink:href="./Object 7" xlink:type="simple" xlink:show="embed" xlink:actuate="onLoad"/><draw:image xlink:href="./ObjectReplacements/Object 7" xlink:type="simple" xlink:show="embed" xlink:actuate="onLoad"/><svg:desc>formule</svg:desc></draw:frame></text:p>
      <text:p text:style-name="P7">3 types de régime:</text:p>
      <text:list xml:id="list5868859025533535025" text:style-name="L9">
        <text:list-item>
          <text:p text:style-name="P35">Δ&gt; 0: apériodique: <draw:frame draw:style-name="fr1" draw:name="Objet10" text:anchor-type="as-char" svg:y="-0.48cm" svg:width="5.657cm" svg:height="0.586cm" draw:z-index="6"><draw:object xlink:href="./Object 8" xlink:type="simple" xlink:show="embed" xlink:actuate="onLoad"/><draw:image xlink:href="./ObjectReplacements/Object 8" xlink:type="simple" xlink:show="embed" xlink:actuate="onLoad"/><svg:desc>formule</svg:desc></draw:frame></text:p>
        </text:list-item>
        <text:list-item>
          <text:p text:style-name="P35">Δ=0: critique: rc= -λ</text:p>
        </text:list-item>
        <text:list-item>
          <text:p text:style-name="P35">Δ&lt;0: pseudo-périodique: Q&gt; ½ ,<draw:frame draw:style-name="fr1" draw:name="Objet11" text:anchor-type="as-char" svg:y="-0.642cm" svg:width="5.149cm" svg:height="1.15cm" draw:z-index="7"><draw:object xlink:href="./Object 9" xlink:type="simple" xlink:show="embed" xlink:actuate="onLoad"/><draw:image xlink:href="./ObjectReplacements/Object 9" xlink:type="simple" xlink:show="embed" xlink:actuate="onLoad"/><svg:desc>formule</svg:desc></draw:frame>Pour un régime pseudo-périodique, la pseudo-période des oscillations est différente de la période propre du système </text:p>
          <text:p text:style-name="P40"><text:s/>pseudo-période: <draw:frame draw:style-name="fr1" draw:name="Objet12" text:anchor-type="as-char" svg:y="-0.619cm" svg:width="3.591cm" svg:height="1.679cm" draw:z-index="8"><draw:object xlink:href="./Object 10" xlink:type="simple" xlink:show="embed" xlink:actuate="onLoad"/><draw:image xlink:href="./ObjectReplacements/Object 10" xlink:type="simple" xlink:show="embed" xlink:actuate="onLoad"/><svg:desc>formule</svg:desc></draw:frame></text:p>
        </text:list-item>
      </text:list>
      <text:p text:style-name="P11"/>
      <text:p text:style-name="P27">Mesure de la pseudo période et détermination expérimentale (modèle) de Q</text:p>
      <text:p text:style-name="P11">C’est le facteur de qualité qui permet de caractériser l’amortissement. On peut simplement l’estimer en comptant le nombre d’oscillations avant qu’elles ne disparaissent. En modélisant avec Latis Pro, retrouver le facteur de qualité. </text:p>
      <text:p text:style-name="P11"/>
      <text:p text:style-name="P11"><text:span text:style-name="T12">Transition</text:span>: En mécanique, il existe également des régimes transitoires oscillants. Peut-on raisonner par analogie pour comprendre ces systèmes oscillants?</text:p>
      <text:p text:style-name="P11"/>
      <text:p text:style-name="P11"><text:tab/><text:tab/><text:span text:style-name="T1">B. Analogie électromécanique</text:span></text:p>
      <text:p text:style-name="P11">Cas du pendule simple avec frottement fluide</text:p>
      <text:p text:style-name="P19">Slide Schéma </text:p>
      <text:p text:style-name="P20"><text:a xlink:type="simple" xlink:href="http://scphysiques.free.fr/" text:style-name="Internet_20_link" text:visited-style-name="Visited_20_Internet_20_Link">http://scphysiques.free.fr/</text:a><text:span text:style-name="T22"> <text:s/>dans pendule2 → On ajoute frottements</text:span></text:p>
      <text:p text:style-name="P23">Exp: On ajoute une feuille de papier cartonnée → retour à l'équilibre plus rapide</text:p>
      <text:p text:style-name="P23">Plus on augmente les forces de frottement plus le temps de décroissance des oscillations est court.</text:p>
      <text:p text:style-name="P23"/>
      <text:p text:style-name="P28">SLIDE OU NON</text:p>
      <text:p text:style-name="P7">Mise en équation:</text:p>
      <text:p text:style-name="P1"><text:span text:style-name="T6">Force de frottements fluides: </text:span><text:span text:style-name="T6"><draw:frame draw:style-name="fr1" draw:name="Objet4" text:anchor-type="as-char" svg:y="-0.443cm" svg:width="1.713cm" svg:height="0.534cm" draw:z-index="9"><draw:object xlink:href="./Object 11" xlink:type="simple" xlink:show="embed" xlink:actuate="onLoad"/><draw:image xlink:href="./ObjectReplacements/Object 11" xlink:type="simple" xlink:show="embed" xlink:actuate="onLoad"/><svg:desc>formule</svg:desc></draw:frame></text:span></text:p>
      <text:p text:style-name="P11">PFD:<draw:frame draw:style-name="fr1" draw:name="Objet5" text:anchor-type="as-char" svg:y="-0.619cm" svg:width="8.959cm" svg:height="0.998cm" draw:z-index="10"><draw:object xlink:href="./Object 12" xlink:type="simple" xlink:show="embed" xlink:actuate="onLoad"/><draw:image xlink:href="./ObjectReplacements/Object 12" xlink:type="simple" xlink:show="embed" xlink:actuate="onLoad"/><svg:desc>formule</svg:desc></draw:frame></text:p>
      <text:p text:style-name="P11"><text:s/>Facteur de qualité Q = mwo/λ. Là aussi on peut le déterminer en comptant le nombre d'oscillation. </text:p>
      <text:p text:style-name="P11">Plus il y a de frottements: plus λ grand plus Q petit, retour à l'eq plus rapide.</text:p>
      <text:p text:style-name="P11">Analogie sur SLIDE: <text:s/>R ↔ λ, L ↔ m et1/C ↔ mg/l </text:p>
      <text:p text:style-name="P11"/>
      <text:p text:style-name="P11"/>
      <text:p text:style-name="P11"><text:tab/><text:span text:style-name="T1">Conclusion</text:span></text:p>
      <text:p text:style-name="P11">Différents types de régimes transitoires</text:p>
      <text:p text:style-name="P13">Nous avons alors pu voir comment se caractérisait les régimes transitoires et comment on les pouvait quantifier avec le</text:p>
      <text:p text:style-name="P3">temps caractéristiques. Ces études nous permettront de comprendre les régimes transitoires en mécanique (amortisseur</text:p>
      <text:p text:style-name="P4">de voiture et les régimes transitoires).</text:p>
      <text:p text:style-name="P11">Ouverture: régimes forcés</text:p>
      <text:p text:style-name="P12"/>
      <text:p text:style-name="P12"/>
      <text:p text:style-name="P12"/>
      <text:p text:style-name="P12"/>
      <text:p text:style-name="P12"/>
      <text:p text:style-name="P12"><text:soft-page-break/></text:p>
      <text:p text:style-name="P12"/>
      <text:p text:style-name="P12"/>
      <text:p text:style-name="P12">Questions:</text:p>
      <text:p text:style-name="P14">Comment fonctionne un thermocouple ? Effet seebeck, 2 sondes du même métal consitutés de métal différent </text:p>
      <text:p text:style-name="P3">Pourquoi une différence de température induit un différence de potentiel ? <text:span text:style-name="T13">Voir couplage thermoélectrique...</text:span></text:p>
      <text:p text:style-name="P3">Indiquer les tensions et les courants sur les schémas.</text:p>
      <text:p text:style-name="P4">Qu’est-ce qu’une incertitude de type B?<text:line-break/>Mélange eau glace toujours à 0°C? Attendre équilibre thermo<text:line-break/>Dans RLC série, résistances à prendre en compte? Géné 50 ohm, bobine 10 ohm environ</text:p>
      <text:p text:style-name="P4"/>
      <text:p text:style-name="P4">didactique:</text:p>
      <text:p text:style-name="P4">prog BCPST, 2ème année, quel moment et pourquoi? Diffusion particules en prérequis donc plutôt après, milieu d'année.</text:p>
      <text:p text:style-name="P4">Introduire la bobine? En BCPST, vu qu'en 2ème année</text:p>
      <text:p text:style-name="P4">Les élèves connaissent l'analyse en fréquence? 1/(jCw)? Pas besoin ici a priori, on le voit plus tard.<text:line-break/>Filtres, fonctions de transfert? Idem après<text:line-break/>Mécanique? Grande partie vue en 1ère année</text:p>
      <text:p text:style-name="P4">Equa diff, une difficulté: comment pallier à cette difficulté? Ils sont censés l'avoir fait en 1ère année mais avec les séances TD, on peut recommencer avec des circuits simples pour à la fois bosser la physique et les mathématiques.<text:line-break/>Autres systèmes du 2ème ordre? Chute bille frottement fluide, masse ressort fluide aussi.<text:line-break/>Analyse dimensionnelle? Prérequis</text:p>
      <text:p text:style-name="P4">1/Tau, wo? Pourquoi ce choix? Pulsation pour les deux pour éviter d'introduire trop de notions.</text:p>
      <text:p text:style-name="P4"/>
      <text:p text:style-name="P4"/>
      <text:p text:style-name="P4">Scientifique:</text:p>
      <text:p text:style-name="P4">état permanent, c'est quoi? Plutôt état d'équilibre. Alors c'est quoi? Pas d'évolution spontanée. Que se passe t'il si perturbation? Dépend de la nature de l'équilibre et de la pertubation<text:line-break/>Etat stationnaire? Différence avec état permanent? Ne dépend pas du temps.<text:line-break/>Equilibre? Ne bouge pas.</text:p>
      <text:p text:style-name="P4">Définition régime transitoire? Faut en donner une, caractériser par un temps de relaxation, facteur de qualité, pseudo-période.</text:p>
      <text:p text:style-name="P4">Diffusion et AD pour définir un temps: comment savoir que c'est le seul temps qui va définir le système? Le système dépend des paramètres, ici on a E, R et C. Le temps dépend de RC mais pas de R pris individuellement de C.<text:line-break/>De quelles hypothèses on a besoin pour écrire l'ED? AEQS, on néglige la propagation? Equation toujours valable si sinus dans l'équation.<text:line-break/>Différence ordre de grandeur et AD? Ordre de grandeur, quantitatif, AD qualitatif.<text:line-break/>Méthode pour trouver Tau dans un circuit? Tangente origine, point particulier, modèlisation, calcul théorique. Réponse en fréquence: passe-bas ordre 1. Fréquence de coupure reliée à 2PI/Tau ou changement de phase.<text:line-break/>La plus précise? Bode<text:line-break/>Tout le diagramme de Bode en 1 mesure?</text:p>
      <text:p text:style-name="P4">Incertitudes, source d'incertitudes? Pour la théorique, fait confiance au constructeur. NON IL FAUT RLC-mètre. Expérimentale: pouru améliorer, plusieurs mesures.</text:p>
      <text:p text:style-name="P4">Changement de régime pour différentes valeurs de Q, quelles valeurs? Nom des 3 régimes? Pour PP? Oscillation mais amortissement. Valeur de PP? Expression de Q?<text:line-break/>Physiquement c'est quoi Q? Caractérise l'amortissment du signal, combien de temps les oscillations du signal durent, la nature du régime transitoire.<text:line-break/>Régime critique, important ou on s'en fiche? Difficilement observable, le retour à l'équilibre le plus rapide. <text:s/>Pourtant, instinct, si R très très grand, méga frottement donc on irait très vite à zéro. Pourtant c'est bien le critique qui va le plus vite en zéro donc pourquoi?</text:p>
      <text:p text:style-name="P4">Choix pendule, le critiquer? Pourquoi pas un ressort? Le plus simple à étudier, rappelle des choses du secondaire. Grosse diff entre pendule simple et oscillateur harmonique? Petits angles pour approximer pendule à OH sinon pas de linéarisation possible. Analogie juste aux petits angles.</text:p>
      <text:p text:style-name="P4"/>
      <text:p text:style-name="P4"/>
      <text:p text:style-name="P4"/>
      <text:p text:style-name="P4">Plutôt faire diffusion après, pour dire avec RC (après la résolution) que le tau peut se trouver dans l'équation diff et donc idem pour la diffusion</text:p>
      <text:p text:style-name="P4">L'élément imposé RSF indique peut-être un axe vers le filtre.<text:line-break/>Dire qu'ils ont vu le domaine temporel. On traite l'universalité et le domaine fréquentiel.<text:line-break/>Plan alternatif<text:line-break/>I) Odre 1 rappel rapide, ordre2 on résout.<text:line-break/>II) RSF, réponse à un sinus est un sinus. Correspondance temporel-fréquenti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MMono10-Regular" svg:font-family="LMMono10-Regular"/>
    <style:font-face style:name="LMRoman10-Regular" svg:font-family="LMRoman10-Regular"/>
    <style:font-face style:name="OpenSymbol" svg:font-family="OpenSymbol"/>
    <style:font-face style:name="Times New Roman1" svg:font-family="'Times New Roman'" style:font-family-generic="roman"/>
    <style:font-face style:name="LMMathItalic10-Regular" svg:font-family="LMMathItalic10-Regular" style:font-family-generic="script"/>
    <style:font-face style:name="LMRoman10-Italic" svg:font-family="LMRoman10-Italic" style:font-family-generic="scrip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24T19:33:23.60</meta:creation-date>
    <dc:date>2021-04-20T11:46:40.56</dc:date>
    <meta:editing-duration>PT4H50M36S</meta:editing-duration>
    <meta:editing-cycles>22</meta:editing-cycles>
    <meta:generator>OpenOffice/4.1.7$Win32 OpenOffice.org_project/417m1$Build-9800</meta:generator>
    <meta:document-statistic meta:table-count="0" meta:image-count="0" meta:object-count="12" meta:page-count="4" meta:paragraph-count="141" meta:word-count="1705" meta:character-count="11419"/>
  </office:meta>
</office:document-meta>
</file>

<file path=Object 1/content.xml><?xml version="1.0" encoding="utf-8"?>
<math xmlns="http://www.w3.org/1998/Math/MathML">
  <semantics>
    <mrow>
      <mrow>
        <mfrac>
          <mrow>
            <mo stretchy="false">δ</mo>
            <mi>n</mi>
          </mrow>
          <mrow>
            <mo stretchy="false">δ</mo>
            <mi>t</mi>
          </mrow>
        </mfrac>
        <mo stretchy="false">=</mo>
        <mi>D</mi>
      </mrow>
      <mfrac>
        <mrow>
          <msup>
            <mo stretchy="false">δ</mo>
            <mrow>
              <mn>2</mn>
            </mrow>
          </msup>
          <mi>n</mi>
        </mrow>
        <mrow>
          <mo stretchy="false">δ</mo>
          <msup>
            <mi>x</mi>
            <mrow>
              <mn>2</mn>
            </mrow>
          </msup>
        </mrow>
      </mfrac>
    </mrow>
    <annotation encoding="StarMath 5.0">{%delta n} over {%delta t} = D {%delta^{2} n} over {%delta x^{2}} </annotation>
  </semantics>
</math>
</file>

<file path=Object 10/content.xml><?xml version="1.0" encoding="utf-8"?>
<math xmlns="http://www.w3.org/1998/Math/MathML">
  <semantics>
    <mrow>
      <mrow>
        <mrow>
          <mi>T</mi>
          <mo stretchy="false">=</mo>
          <mfrac>
            <mrow>
              <mi mathvariant="italic">T0</mi>
            </mrow>
            <mrow>
              <msqrt>
                <mrow>
                  <mo stretchy="false">(</mo>
                  <mrow>
                    <mrow>
                      <mn>1</mn>
                      <mo stretchy="false">−</mo>
                      <mfrac>
                        <mrow>
                          <mn>1</mn>
                        </mrow>
                        <mrow>
                          <msup>
                            <mn>4Q</mn>
                            <mrow>
                              <mn>2</mn>
                            </mrow>
                          </msup>
                        </mrow>
                      </mfrac>
                    </mrow>
                  </mrow>
                  <mo stretchy="false">)</mo>
                </mrow>
              </msqrt>
            </mrow>
          </mfrac>
        </mrow>
        <mo stretchy="false">&gt;</mo>
        <mi mathvariant="italic">T0</mi>
      </mrow>
    </mrow>
    <annotation encoding="StarMath 5.0">T = { T0} over { sqrt ( 1 - {1} over {4Q^{2}}) } &gt; T0</annotation>
  </semantics>
</math>
</file>

<file path=Object 11/content.xml><?xml version="1.0" encoding="utf-8"?>
<math xmlns="http://www.w3.org/1998/Math/MathML">
  <semantics>
    <mrow>
      <mrow>
        <mover accent="true">
          <mi>f</mi>
          <mo stretchy="false">⃗</mo>
        </mover>
        <mo stretchy="false">=</mo>
        <mrow>
          <mo stretchy="false">−</mo>
          <mo stretchy="false">λ</mo>
        </mrow>
      </mrow>
      <mover accent="true">
        <mi>v</mi>
        <mo stretchy="false">⃗</mo>
      </mover>
    </mrow>
    <annotation encoding="StarMath 5.0">vec f = - %lambda vec v</annotation>
  </semantics>
</math>
</file>

<file path=Object 12/content.xml><?xml version="1.0" encoding="utf-8"?>
<math xmlns="http://www.w3.org/1998/Math/MathML">
  <semantics>
    <mrow>
      <mrow>
        <mover accent="true">
          <mo stretchy="false">θ</mo>
          <mo stretchy="false">¨</mo>
        </mover>
        <mo stretchy="false">+</mo>
        <mfrac>
          <mrow>
            <mo stretchy="false">λ</mo>
          </mrow>
          <mrow>
            <mi>m</mi>
          </mrow>
        </mfrac>
      </mrow>
      <mrow>
        <mover accent="true">
          <mo stretchy="false">θ</mo>
          <mo stretchy="false">˙</mo>
        </mover>
        <mo stretchy="false">+</mo>
        <mfrac>
          <mrow>
            <mi>g</mi>
          </mrow>
          <mrow>
            <mi>l</mi>
          </mrow>
        </mfrac>
      </mrow>
      <mi>sin</mi>
      <mrow>
        <mo stretchy="false">θ</mo>
        <mo stretchy="false">=</mo>
        <mn>0</mn>
      </mrow>
      <mi>;</mi>
      <mi mathvariant="italic">Petits</mi>
      <mi mathvariant="italic">angles</mi>
      <mi mathvariant="normal">:</mi>
      <mrow>
        <mover accent="true">
          <mo stretchy="false">θ</mo>
          <mo stretchy="false">¨</mo>
        </mover>
        <mo stretchy="false">+</mo>
        <mfrac>
          <mrow>
            <mo stretchy="false">λ</mo>
          </mrow>
          <mrow>
            <mi>m</mi>
          </mrow>
        </mfrac>
      </mrow>
      <mrow>
        <mover accent="true">
          <mo stretchy="false">θ</mo>
          <mo stretchy="false">˙</mo>
        </mover>
        <mo stretchy="false">+</mo>
        <mfrac>
          <mrow>
            <mi>g</mi>
          </mrow>
          <mrow>
            <mi>l</mi>
          </mrow>
        </mfrac>
      </mrow>
      <mrow>
        <mo stretchy="false">θ</mo>
        <mo stretchy="false">=</mo>
        <mn>0</mn>
      </mrow>
    </mrow>
    <annotation encoding="StarMath 5.0">ddot %theta + {%lambda } over {m} dot %theta + {g} over {l} sin %theta = 0
; Petits angles : ddot %theta + {%lambda } over {m} dot %theta + {g} over {l} %theta = 0</annotation>
  </semantics>
</math>
</file>

<file path=Object 2/content.xml><?xml version="1.0" encoding="utf-8"?>
<math xmlns="http://www.w3.org/1998/Math/MathML">
  <semantics>
    <mrow>
      <mrow>
        <mfrac>
          <mrow>
            <mo stretchy="false">Δ</mo>
            <mi>n</mi>
          </mrow>
          <mrow>
            <mo stretchy="false">τ</mo>
          </mrow>
        </mfrac>
        <mo stretchy="false">=</mo>
        <mi>D</mi>
      </mrow>
      <mfrac>
        <mrow>
          <mo stretchy="false">Δ</mo>
          <mi>n</mi>
        </mrow>
        <mrow>
          <msup>
            <mi>L</mi>
            <mrow>
              <mn>2</mn>
            </mrow>
          </msup>
        </mrow>
      </mfrac>
    </mrow>
    <annotation encoding="StarMath 5.0">{%DELTA n} over {%tau} = D {%DELTA n} over {L^{2}} 
</annotation>
  </semantics>
</math>
</file>

<file path=Object 3/content.xml><?xml version="1.0" encoding="utf-8"?>
<math xmlns="http://www.w3.org/1998/Math/MathML">
  <semantics>
    <mrow>
      <mrow>
        <mfrac>
          <mrow>
            <mi mathvariant="italic">duc</mi>
          </mrow>
          <mrow>
            <mi mathvariant="italic">dt</mi>
          </mrow>
        </mfrac>
        <mo stretchy="false">+</mo>
        <mfrac>
          <mrow>
            <mn>1</mn>
          </mrow>
          <mrow>
            <mi mathvariant="italic">RC</mi>
          </mrow>
        </mfrac>
      </mrow>
      <mrow>
        <mi mathvariant="italic">uc</mi>
        <mo stretchy="false">=</mo>
        <mfrac>
          <mrow>
            <mi>E</mi>
          </mrow>
          <mrow>
            <mi mathvariant="italic">RC</mi>
          </mrow>
        </mfrac>
      </mrow>
    </mrow>
    <annotation encoding="StarMath 5.0">{duc} over {dt} + {1} over {RC} uc = {E} over {RC}</annotation>
  </semantics>
</math>
</file>

<file path=Object 4/content.xml><?xml version="1.0" encoding="utf-8"?>
<math xmlns="http://www.w3.org/1998/Math/MathML">
  <semantics>
    <mrow>
      <mrow>
        <mn>0</mn>
        <mo stretchy="false">=</mo>
        <mrow>
          <mfrac>
            <mrow>
              <msup>
                <mi>d</mi>
                <mrow>
                  <mn>2</mn>
                </mrow>
              </msup>
              <mi mathvariant="italic">uc</mi>
            </mrow>
            <mrow>
              <msup>
                <mi mathvariant="italic">dt</mi>
                <mrow>
                  <mn>2</mn>
                </mrow>
              </msup>
            </mrow>
          </mfrac>
          <mo stretchy="false">+</mo>
          <mfrac>
            <mrow>
              <mi>R</mi>
            </mrow>
            <mrow>
              <mi>L</mi>
            </mrow>
          </mfrac>
        </mrow>
      </mrow>
      <mrow>
        <mfrac>
          <mrow>
            <mi mathvariant="italic">duc</mi>
          </mrow>
          <mrow>
            <mi mathvariant="italic">dt</mi>
          </mrow>
        </mfrac>
        <mo stretchy="false">+</mo>
        <mfrac>
          <mrow>
            <mn>1</mn>
          </mrow>
          <mrow>
            <mi mathvariant="italic">LC</mi>
          </mrow>
        </mfrac>
      </mrow>
      <mi mathvariant="italic">uc</mi>
    </mrow>
    <annotation encoding="StarMath 5.0">0 = {d^{2} uc} over {dt^{2}} + {R} over {L} {duc} over {dt} + {1} over {LC} uc
 </annotation>
  </semantics>
</math>
</file>

<file path=Object 5/content.xml><?xml version="1.0" encoding="utf-8"?>
<math xmlns="http://www.w3.org/1998/Math/MathML">
  <semantics>
    <mrow>
      <mrow>
        <mn>0</mn>
        <mo stretchy="false">=</mo>
        <mrow>
          <mover accent="true">
            <mi>u</mi>
            <mo stretchy="false">¨</mo>
          </mover>
          <mo stretchy="false">+</mo>
          <mfrac>
            <mrow>
              <mi mathvariant="italic">wo</mi>
            </mrow>
            <mrow>
              <mi>Q</mi>
            </mrow>
          </mfrac>
        </mrow>
      </mrow>
      <mrow>
        <mover accent="true">
          <mi>u</mi>
          <mo stretchy="false">˙</mo>
        </mover>
        <mo stretchy="false">+</mo>
        <msup>
          <mi mathvariant="italic">wo</mi>
          <mrow>
            <mn>2</mn>
          </mrow>
        </msup>
      </mrow>
      <mi>u</mi>
    </mrow>
    <annotation encoding="StarMath 5.0">0 = ddot u + {wo} over {Q} dot u + wo^{2} u</annotation>
  </semantics>
</math>
</file>

<file path=Object 6/content.xml><?xml version="1.0" encoding="utf-8"?>
<math xmlns="http://www.w3.org/1998/Math/MathML">
  <semantics>
    <mrow>
      <mrow>
        <mn>0</mn>
        <mo stretchy="false">=</mo>
        <mrow>
          <msup>
            <mi>r</mi>
            <mrow>
              <mn>2</mn>
            </mrow>
          </msup>
          <mo stretchy="false">+</mo>
          <mfrac>
            <mrow>
              <mi mathvariant="italic">wo</mi>
            </mrow>
            <mrow>
              <mi>Q</mi>
            </mrow>
          </mfrac>
        </mrow>
      </mrow>
      <mrow>
        <mi>r</mi>
        <mo stretchy="false">+</mo>
        <msup>
          <mi mathvariant="italic">wo</mi>
          <mrow>
            <mn>2</mn>
          </mrow>
        </msup>
      </mrow>
    </mrow>
    <annotation encoding="StarMath 5.0">0 = r^{2} + {wo} over {Q} r + wo^{2}</annotation>
  </semantics>
</math>
</file>

<file path=Object 7/content.xml><?xml version="1.0" encoding="utf-8"?>
<math xmlns="http://www.w3.org/1998/Math/MathML">
  <semantics>
    <mrow>
      <mrow>
        <mo stretchy="false">Δ</mo>
        <mo stretchy="false">=</mo>
        <mn>4</mn>
      </mrow>
      <msup>
        <mi mathvariant="italic">wo</mi>
        <mrow>
          <mn>2</mn>
        </mrow>
      </msup>
      <mrow>
        <mo stretchy="false">(</mo>
        <mrow>
          <mrow>
            <mfrac>
              <mrow>
                <mn>1</mn>
              </mrow>
              <mrow>
                <msup>
                  <mn>4Q</mn>
                  <mrow>
                    <mn>2</mn>
                  </mrow>
                </msup>
              </mrow>
            </mfrac>
            <mo stretchy="false">−</mo>
            <mn>1</mn>
          </mrow>
        </mrow>
        <mo stretchy="false">)</mo>
      </mrow>
    </mrow>
    <annotation encoding="StarMath 5.0">%DELTA = 4 wo^{2} ( {1}over {4Q^{2}} -1)</annotation>
  </semantics>
</math>
</file>

<file path=Object 8/content.xml><?xml version="1.0" encoding="utf-8"?>
<math xmlns="http://www.w3.org/1998/Math/MathML">
  <semantics>
    <mrow>
      <mrow>
        <mi>r</mi>
        <mo stretchy="false">=</mo>
        <mrow>
          <mrow>
            <mo stretchy="false">−</mo>
            <mo stretchy="false">λ</mo>
          </mrow>
          <mo stretchy="false">±</mo>
          <msqrt>
            <mrow>
              <mo stretchy="false">(</mo>
              <mrow>
                <mrow>
                  <msup>
                    <mo stretchy="false">λ</mo>
                    <mrow>
                      <mn>2</mn>
                    </mrow>
                  </msup>
                  <mo stretchy="false">−</mo>
                  <msup>
                    <mi mathvariant="italic">wo</mi>
                    <mrow>
                      <mn>2</mn>
                    </mrow>
                  </msup>
                </mrow>
              </mrow>
              <mo stretchy="false">)</mo>
            </mrow>
          </msqrt>
        </mrow>
      </mrow>
      <mi>,</mi>
      <mrow>
        <mo stretchy="false">λ</mo>
        <mo stretchy="false">=</mo>
        <mrow>
          <mi mathvariant="italic">wo</mi>
          <mo stretchy="false">/</mo>
          <mn>2Q</mn>
        </mrow>
      </mrow>
    </mrow>
    <annotation encoding="StarMath 5.0">r = -%lambda  +-  sqrt (%lambda^{2} - wo^{2} ), %lambda = wo/2Q</annotation>
  </semantics>
</math>
</file>

<file path=Object 9/content.xml><?xml version="1.0" encoding="utf-8"?>
<math xmlns="http://www.w3.org/1998/Math/MathML">
  <semantics>
    <mtable>
      <mtr>
        <mtd>
          <mrow>
            <mrow>
              <mi>r</mi>
              <mo stretchy="false">=</mo>
              <mrow>
                <mrow>
                  <mo stretchy="false">−</mo>
                  <mo stretchy="false">λ</mo>
                </mrow>
                <mo stretchy="false">±</mo>
                <mi>j</mi>
              </mrow>
            </mrow>
            <mo stretchy="false">Ω</mo>
            <mi>;</mi>
            <mrow>
              <mo stretchy="false">Ω</mo>
              <mo stretchy="false">=</mo>
              <msqrt>
                <mrow>
                  <mo stretchy="false">(</mo>
                  <mrow>
                    <mrow>
                      <msup>
                        <mi mathvariant="italic">wo</mi>
                        <mrow>
                          <mn>2</mn>
                        </mrow>
                      </msup>
                      <mo stretchy="false">−</mo>
                      <msup>
                        <mo stretchy="false">λ</mo>
                        <mrow>
                          <mn>2</mn>
                        </mrow>
                      </msup>
                    </mrow>
                  </mrow>
                  <mo stretchy="false">)</mo>
                </mrow>
              </msqrt>
            </mrow>
          </mrow>
        </mtd>
      </mtr>
      <mtr>
        <mtd>
          <mrow>
            <mi>u</mi>
            <mrow>
              <mrow>
                <mo stretchy="false">(</mo>
                <mrow>
                  <mi>t</mi>
                </mrow>
                <mo stretchy="false">)</mo>
              </mrow>
              <mo stretchy="false">=</mo>
              <mi>A</mi>
            </mrow>
            <msup>
              <mi>e</mi>
              <mrow>
                <mrow>
                  <mo stretchy="false">−</mo>
                  <mo stretchy="false">λ</mo>
                </mrow>
                <mi>t</mi>
              </mrow>
            </msup>
            <mi>cos</mi>
            <mrow>
              <mo stretchy="false">(</mo>
              <mrow>
                <mo stretchy="false">Ω</mo>
                <mrow>
                  <mi>t</mi>
                  <mo stretchy="false">+</mo>
                  <mo stretchy="false">ϕ</mo>
                </mrow>
              </mrow>
              <mo stretchy="false">)</mo>
            </mrow>
          </mrow>
        </mtd>
      </mtr>
    </mtable>
    <annotation encoding="StarMath 5.0">r = -%lambda +- j%OMEGA ; %OMEGA =sqrt ( wo^{2} - %lambda^{2}) newline
u(t) = A e^{-%lambda t} cos ( %OMEGA t+ %phi )</annotation>
  </semantics>
</math>
</file>